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opacity-name="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marker-start="" draw:fill-color="#ffff66" draw:opacity="30%" draw:opacity-name="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6.95cm" svg:y="3.543cm">
          <draw:text-box>
            <text:p text:style-name="P3">Subject specific expertise</text:p>
          </draw:text-box>
        </draw:frame>
        <draw:frame draw:style-name="gr4" draw:text-style-name="P4" draw:layer="layout" svg:width="5.688cm" svg:height="1.673cm" svg:x="7.939cm" svg:y="5.88cm">
          <draw:text-box>
            <text:p>Machine learning</text:p>
          </draw:text-box>
        </draw:frame>
        <draw:custom-shape draw:style-name="gr5" draw:text-style-name="P5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393cm" svg:height="6.144cm" draw:transform="rotate (-0.111701072127638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648215284190693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330914426178124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-0.286233997327071) translate (9.107cm 9.7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4.445cm" svg:height="1.143cm" svg:x="4.175cm" svg:y="8.112cm">
          <draw:text-box>
            <text:p>Robotics</text:p>
          </draw:text-box>
        </draw:frame>
        <draw:frame draw:style-name="gr11" draw:text-style-name="P4" draw:layer="layout" svg:width="5.334cm" svg:height="1.673cm" svg:x="3.159cm" svg:y="10.884cm">
          <draw:text-box>
            <text:p text:style-name="P3">Computer vision</text:p>
            <text:p text:style-name="P3">Image analysis</text:p>
          </draw:text-box>
        </draw:frame>
        <draw:frame draw:style-name="gr3" draw:text-style-name="P4" draw:layer="layout" svg:width="5.08cm" svg:height="1.673cm" svg:x="4.048cm" svg:y="13.827cm">
          <draw:text-box>
            <text:p text:style-name="P3">Language technology</text:p>
          </draw:text-box>
        </draw:frame>
        <draw:frame draw:style-name="gr10" draw:text-style-name="P6" draw:layer="layout" svg:width="4.699cm" svg:height="1.673cm" svg:x="6.588cm" svg:y="16.218cm">
          <draw:text-box>
            <text:p text:style-name="P3">Speech technology</text:p>
          </draw:text-box>
        </draw:frame>
        <draw:frame draw:style-name="gr4" draw:text-style-name="P4" draw:layer="layout" svg:width="4.953cm" svg:height="1.673cm" svg:x="12.684cm" svg:y="13.7cm">
          <draw:text-box>
            <text:p text:style-name="P3">Computational biology</text:p>
          </draw:text-box>
        </draw:frame>
        <draw:frame draw:style-name="gr4" draw:text-style-name="P6" draw:layer="layout" svg:width="4.826cm" svg:height="1.673cm" svg:x="13.565cm" svg:y="7.769cm">
          <draw:text-box>
            <text:p text:style-name="P3">Computational finance</text:p>
          </draw:text-box>
        </draw:frame>
        <draw:frame draw:style-name="gr11" draw:text-style-name="P4" draw:layer="layout" svg:width="5.715cm" svg:height="1.673cm" svg:x="10.998cm" svg:y="16.167cm">
          <draw:text-box>
            <text:p text:style-name="P3">Brain-inspired computation</text:p>
          </draw:text-box>
        </draw:frame>
        <draw:frame draw:style-name="gr3" draw:text-style-name="P4" draw:layer="layout" svg:width="4.495cm" svg:height="1.016cm" svg:x="13.988cm" svg:y="11.079cm">
          <draw:text-box>
            <text:p>Data sci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2:05:45.601401494</dc:date>
    <meta:editing-duration>PT56M12S</meta:editing-duration>
    <meta:editing-cycles>6</meta:editing-cycles>
    <meta:generator>LibreOffice/5.1.6.2$Linux_X86_64 LibreOffice_project/10m0$Build-2</meta:generator>
    <meta:document-statistic meta:object-count="20"/>
  </office:meta>
</office:document-meta>
</file>